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odel size</text:p>
          </table:table-cell>
          <table:table-cell table:style-name="Default" office:value-type="string" calcext:value-type="string">
            <text:p>train</text:p>
          </table:table-cell>
          <table:table-cell office:value-type="string" calcext:value-type="string">
            <text:p>inference 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2333754" calcext:value-type="float">
            <text:p>23337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r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333776" calcext:value-type="float">
            <text:p>2333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r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ailed for unknown reas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rg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ain</text:p>
          </table:table-cell>
          <table:table-cell/>
        </table:table-row>
        <table:table-row table:style-name="ro1">
          <table:table-cell office:value-type="float" office:value="2333779" calcext:value-type="float">
            <text:p>2333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ron2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n prog (??)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b-id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qo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6:18:15.569529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1:53:42.260531232</meta:creation-date>
    <dc:date>2025-01-18T02:47:57.379655104</dc:date>
    <meta:editing-duration>PT15H15M9S</meta:editing-duration>
    <meta:editing-cycles>16</meta:editing-cycles>
    <meta:generator>LibreOffice/24.2.7.2$Linux_X86_64 LibreOffice_project/420$Build-2</meta:generator>
    <meta:document-statistic meta:table-count="2" meta:cell-count="37" meta:object-count="0"/>
  </office:meta>
</office:document-meta>
</file>